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c091"/>
    </style:style>
    <style:style style:name="T1" style:family="text">
      <style:text-properties style:text-underline-style="solid" style:text-underline-width="auto" style:text-underline-color="font-color" officeooo:rsid="0001c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en GIT HUB</text:span></text:p>
      <text:p text:style-name="Standard"><text:a xlink:type="simple" xlink:href="https://github.com/AnlexJr14/Bootstrap_Treffault_DaCosta.git" text:style-name="Internet_20_link" text:visited-style-name="Visited_20_Internet_20_Link"/></text:p>
      <text:p text:style-name="Standard"><text:a xlink:type="simple" xlink:href="https://github.com/AnlexJr14/Bootstrap_Treffault_DaCosta.git" text:style-name="Internet_20_link" text:visited-style-name="Visited_20_Internet_20_Link">https://github.com/AnlexJr14/Bootstrap_Treffault_DaCosta.git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8fc1" officeooo:paragraph-rsid="00018f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reffault Axel<text:tab/><text:tab/>TD3</text:p>
        <text:p text:style-name="MP1">Da Costa Timé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1:58:25.908000000</meta:creation-date>
    <dc:date>2025-05-20T12:00:02.435000000</dc:date>
    <meta:editing-duration>PT1M36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4" meta:word-count="10" meta:character-count="105" meta:non-whitespace-character-count="98"/>
  </office:meta>
</office:document-meta>
</file>